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44in"/>
    </style:style>
    <style:style style:name="co2" style:family="table-column">
      <style:table-column-properties fo:break-before="auto" style:column-width="0.4701in"/>
    </style:style>
    <style:style style:name="co3" style:family="table-column">
      <style:table-column-properties fo:break-before="auto" style:column-width="0.80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69in" svg:height="5.0209in" svg:x="6.7902in" svg:y="3.0039in">
            <draw:object draw:notify-on-update-of-ranges="Sheet1.J1:Sheet1.J1 Sheet1.J2:Sheet1.J17 Sheet1.N1:Sheet1.N1 Sheet1.N2:Sheet1.N1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69in" svg:height="5.0209in" svg:x="13.2622in" svg:y="2.9413in">
            <draw:object draw:notify-on-update-of-ranges="Sheet1.J1:Sheet1.J1 Sheet1.J2:Sheet1.J17 Sheet1.N1:Sheet1.N1 Sheet1.N2:Sheet1.N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21">
            <text:p>1921</text:p>
          </table:table-cell>
          <table:table-cell table:formula="of:=[.B1]*POWER(10;9)+[.C1]" office:value-type="float" office:value="1921">
            <text:p>19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68">
            <text:p>1568</text:p>
          </table:table-cell>
          <table:table-cell table:formula="of:=[.F1]*POWER(10;9)+[.G1]" office:value-type="float" office:value="1568">
            <text:p>1568</text:p>
          </table:table-cell>
          <table:table-cell table:number-columns-repeated="2" office:value-type="string">
            <text:p>Backtrack 1</text:p>
          </table:table-cell>
          <table:table-cell table:number-columns-repeated="2"/>
          <table:table-cell table:number-columns-repeated="2" office:value-type="string">
            <text:p>Backtrack 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993">
            <text:p>3993</text:p>
          </table:table-cell>
          <table:table-cell table:formula="of:=[.B2]*POWER(10;9)+[.C2]" office:value-type="float" office:value="3993">
            <text:p>39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637">
            <text:p>2637</text:p>
          </table:table-cell>
          <table:table-cell table:formula="of:=[.F2]*POWER(10;9)+[.G2]" office:value-type="float" office:value="2637">
            <text:p>2637</text:p>
          </table:table-cell>
          <table:table-cell table:formula="of:=[.D1]" office:value-type="float" office:value="1921">
            <text:p>1921</text:p>
          </table:table-cell>
          <table:table-cell table:formula="of:=[.I2]/POWER(10;6)" office:value-type="float" office:value="0.001921">
            <text:p>0.001921</text:p>
          </table:table-cell>
          <table:table-cell table:number-columns-repeated="2"/>
          <table:table-cell table:formula="of:=[.H1]" office:value-type="float" office:value="1568">
            <text:p>1568</text:p>
          </table:table-cell>
          <table:table-cell table:formula="of:=[.M2]/POWER(10;6)" office:value-type="float" office:value="0.001568">
            <text:p>0.0015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170">
            <text:p>4170</text:p>
          </table:table-cell>
          <table:table-cell table:formula="of:=[.B3]*POWER(10;9)+[.C3]" office:value-type="float" office:value="4170">
            <text:p>417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5">
            <text:p>2555</text:p>
          </table:table-cell>
          <table:table-cell table:formula="of:=[.F3]*POWER(10;9)+[.G3]" office:value-type="float" office:value="2555">
            <text:p>2555</text:p>
          </table:table-cell>
          <table:table-cell table:formula="of:=SUM([.D2:.D3])/2" office:value-type="float" office:value="4081.5">
            <text:p>4081.5</text:p>
          </table:table-cell>
          <table:table-cell table:formula="of:=[.I3]/POWER(10;6)" office:value-type="float" office:value="0.0040815">
            <text:p>0.0040815</text:p>
          </table:table-cell>
          <table:table-cell table:number-columns-repeated="2"/>
          <table:table-cell table:formula="of:=SUM([.H2:.H3])/2" office:value-type="float" office:value="2596">
            <text:p>2596</text:p>
          </table:table-cell>
          <table:table-cell table:formula="of:=[.M3]/POWER(10;6)" office:value-type="float" office:value="0.002596">
            <text:p>0.00259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347">
            <text:p>12347</text:p>
          </table:table-cell>
          <table:table-cell table:formula="of:=[.B4]*POWER(10;9)+[.C4]" office:value-type="float" office:value="12347">
            <text:p>1234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516">
            <text:p>5516</text:p>
          </table:table-cell>
          <table:table-cell table:formula="of:=[.F4]*POWER(10;9)+[.G4]" office:value-type="float" office:value="5516">
            <text:p>5516</text:p>
          </table:table-cell>
          <table:table-cell table:formula="of:=SUM([.D4:.D5])/2" office:value-type="float" office:value="12285.5">
            <text:p>12285.5</text:p>
          </table:table-cell>
          <table:table-cell table:formula="of:=[.I4]/POWER(10;6)" office:value-type="float" office:value="0.0122855">
            <text:p>0.0122855</text:p>
          </table:table-cell>
          <table:table-cell table:number-columns-repeated="2"/>
          <table:table-cell table:formula="of:=SUM([.H4:.H5])/2" office:value-type="float" office:value="5522">
            <text:p>5522</text:p>
          </table:table-cell>
          <table:table-cell table:formula="of:=[.M4]/POWER(10;6)" office:value-type="float" office:value="0.005522">
            <text:p>0.00552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224">
            <text:p>12224</text:p>
          </table:table-cell>
          <table:table-cell table:formula="of:=[.B5]*POWER(10;9)+[.C5]" office:value-type="float" office:value="12224">
            <text:p>1222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528">
            <text:p>5528</text:p>
          </table:table-cell>
          <table:table-cell table:formula="of:=[.F5]*POWER(10;9)+[.G5]" office:value-type="float" office:value="5528">
            <text:p>5528</text:p>
          </table:table-cell>
          <table:table-cell table:formula="of:=SUM([.D6:.D8])/3" office:value-type="float" office:value="20462.6666666667">
            <text:p>20462.6666666667</text:p>
          </table:table-cell>
          <table:table-cell table:formula="of:=[.I5]/POWER(10;6)" office:value-type="float" office:value="0.0204626666666667">
            <text:p>0.0204626667</text:p>
          </table:table-cell>
          <table:table-cell table:number-columns-repeated="2"/>
          <table:table-cell table:formula="of:=SUM([.H6:.H8])/3" office:value-type="float" office:value="21605.3333333333">
            <text:p>21605.3333333333</text:p>
          </table:table-cell>
          <table:table-cell table:formula="of:=[.M5]/POWER(10;6)" office:value-type="float" office:value="0.0216053333333333">
            <text:p>0.021605333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9318">
            <text:p>29318</text:p>
          </table:table-cell>
          <table:table-cell table:formula="of:=[.B6]*POWER(10;9)+[.C6]" office:value-type="float" office:value="29318">
            <text:p>2931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394">
            <text:p>25394</text:p>
          </table:table-cell>
          <table:table-cell table:formula="of:=[.F6]*POWER(10;9)+[.G6]" office:value-type="float" office:value="25394">
            <text:p>25394</text:p>
          </table:table-cell>
          <table:table-cell table:formula="of:=SUM([.D9:.D10])/2" office:value-type="float" office:value="22094.5">
            <text:p>22094.5</text:p>
          </table:table-cell>
          <table:table-cell table:formula="of:=[.I6]/POWER(10;6)" office:value-type="float" office:value="0.0220945">
            <text:p>0.0220945</text:p>
          </table:table-cell>
          <table:table-cell table:number-columns-repeated="2"/>
          <table:table-cell table:formula="of:=SUM([.H9:.H10])/2" office:value-type="float" office:value="50075">
            <text:p>50075</text:p>
          </table:table-cell>
          <table:table-cell table:formula="of:=[.M6]/POWER(10;6)" office:value-type="float" office:value="0.050075">
            <text:p>0.0500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3058">
            <text:p>23058</text:p>
          </table:table-cell>
          <table:table-cell table:formula="of:=[.B7]*POWER(10;9)+[.C7]" office:value-type="float" office:value="23058">
            <text:p>2305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8136">
            <text:p>28136</text:p>
          </table:table-cell>
          <table:table-cell table:formula="of:=[.F7]*POWER(10;9)+[.G7]" office:value-type="float" office:value="28136">
            <text:p>28136</text:p>
          </table:table-cell>
          <table:table-cell table:formula="of:=SUM([.D11:.D14])/4" office:value-type="float" office:value="54831">
            <text:p>54831</text:p>
          </table:table-cell>
          <table:table-cell table:formula="of:=[.I7]/POWER(10;6)" office:value-type="float" office:value="0.054831">
            <text:p>0.054831</text:p>
          </table:table-cell>
          <table:table-cell table:number-columns-repeated="2"/>
          <table:table-cell table:formula="of:=SUM([.H11:.H14])/4" office:value-type="float" office:value="52763.25">
            <text:p>52763.25</text:p>
          </table:table-cell>
          <table:table-cell table:formula="of:=[.M7]/POWER(10;6)" office:value-type="float" office:value="0.05276325">
            <text:p>0.052763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012">
            <text:p>9012</text:p>
          </table:table-cell>
          <table:table-cell table:formula="of:=[.B8]*POWER(10;9)+[.C8]" office:value-type="float" office:value="9012">
            <text:p>90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1286">
            <text:p>11286</text:p>
          </table:table-cell>
          <table:table-cell table:formula="of:=[.F8]*POWER(10;9)+[.G8]" office:value-type="float" office:value="11286">
            <text:p>11286</text:p>
          </table:table-cell>
          <table:table-cell table:formula="of:=SUM([.D15:.D16])/2" office:value-type="float" office:value="231812.5">
            <text:p>231812.5</text:p>
          </table:table-cell>
          <table:table-cell table:formula="of:=[.I8]/POWER(10;6)" office:value-type="float" office:value="0.2318125">
            <text:p>0.2318125</text:p>
          </table:table-cell>
          <table:table-cell table:number-columns-repeated="2"/>
          <table:table-cell table:formula="of:=SUM([.H15:.H16])/2" office:value-type="float" office:value="123000.5">
            <text:p>123000.5</text:p>
          </table:table-cell>
          <table:table-cell table:formula="of:=[.M8]/POWER(10;6)" office:value-type="float" office:value="0.1230005">
            <text:p>0.123000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1508">
            <text:p>21508</text:p>
          </table:table-cell>
          <table:table-cell table:formula="of:=[.B9]*POWER(10;9)+[.C9]" office:value-type="float" office:value="21508">
            <text:p>2150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3337">
            <text:p>53337</text:p>
          </table:table-cell>
          <table:table-cell table:formula="of:=[.F9]*POWER(10;9)+[.G9]" office:value-type="float" office:value="53337">
            <text:p>53337</text:p>
          </table:table-cell>
          <table:table-cell table:formula="of:=SUM([.D17:.D20])/4" office:value-type="float" office:value="560602.25">
            <text:p>560602.25</text:p>
          </table:table-cell>
          <table:table-cell table:formula="of:=[.I9]/POWER(10;6)" office:value-type="float" office:value="0.56060225">
            <text:p>0.56060225</text:p>
          </table:table-cell>
          <table:table-cell table:number-columns-repeated="2"/>
          <table:table-cell table:formula="of:=SUM([.H17:.H20])/4" office:value-type="float" office:value="241083.25">
            <text:p>241083.25</text:p>
          </table:table-cell>
          <table:table-cell table:formula="of:=[.M9]/POWER(10;6)" office:value-type="float" office:value="0.24108325">
            <text:p>0.2410832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2681">
            <text:p>22681</text:p>
          </table:table-cell>
          <table:table-cell table:formula="of:=[.B10]*POWER(10;9)+[.C10]" office:value-type="float" office:value="22681">
            <text:p>2268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6813">
            <text:p>46813</text:p>
          </table:table-cell>
          <table:table-cell table:formula="of:=[.F10]*POWER(10;9)+[.G10]" office:value-type="float" office:value="46813">
            <text:p>46813</text:p>
          </table:table-cell>
          <table:table-cell table:formula="of:=SUM([.D21:.D23])/3" office:value-type="float" office:value="1838575.33333333">
            <text:p>1838575.33333333</text:p>
          </table:table-cell>
          <table:table-cell table:formula="of:=[.I10]/POWER(10;6)" office:value-type="float" office:value="1.83857533333333">
            <text:p>1.8385753333</text:p>
          </table:table-cell>
          <table:table-cell table:number-columns-repeated="2"/>
          <table:table-cell table:formula="of:=SUM([.H21:.H23])/3" office:value-type="float" office:value="1961335">
            <text:p>1961335</text:p>
          </table:table-cell>
          <table:table-cell table:formula="of:=[.M10]/POWER(10;6)" office:value-type="float" office:value="1.961335">
            <text:p>1.96133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3325">
            <text:p>63325</text:p>
          </table:table-cell>
          <table:table-cell table:formula="of:=[.B11]*POWER(10;9)+[.C11]" office:value-type="float" office:value="63325">
            <text:p>6332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6664">
            <text:p>76664</text:p>
          </table:table-cell>
          <table:table-cell table:formula="of:=[.F11]*POWER(10;9)+[.G11]" office:value-type="float" office:value="76664">
            <text:p>76664</text:p>
          </table:table-cell>
          <table:table-cell table:formula="of:=SUM([.D24:.D27])/4" office:value-type="float" office:value="5463365">
            <text:p>5463365</text:p>
          </table:table-cell>
          <table:table-cell table:formula="of:=[.I11]/POWER(10;6)" office:value-type="float" office:value="5.463365">
            <text:p>5.463365</text:p>
          </table:table-cell>
          <table:table-cell table:number-columns-repeated="2"/>
          <table:table-cell table:formula="of:=SUM([.H24:.H27])/4" office:value-type="float" office:value="1142906.75">
            <text:p>1142906.75</text:p>
          </table:table-cell>
          <table:table-cell table:formula="of:=[.M11]/POWER(10;6)" office:value-type="float" office:value="1.14290675">
            <text:p>1.1429067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8798">
            <text:p>38798</text:p>
          </table:table-cell>
          <table:table-cell table:formula="of:=[.B12]*POWER(10;9)+[.C12]" office:value-type="float" office:value="38798">
            <text:p>3879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1651">
            <text:p>81651</text:p>
          </table:table-cell>
          <table:table-cell table:formula="of:=[.F12]*POWER(10;9)+[.G12]" office:value-type="float" office:value="81651">
            <text:p>81651</text:p>
          </table:table-cell>
          <table:table-cell table:formula="of:=SUM([.D28:.D29])/2" office:value-type="float" office:value="30649006.5">
            <text:p>30649006.5</text:p>
          </table:table-cell>
          <table:table-cell table:formula="of:=[.I12]/POWER(10;6)" office:value-type="float" office:value="30.6490065">
            <text:p>30.6490065</text:p>
          </table:table-cell>
          <table:table-cell table:number-columns-repeated="2"/>
          <table:table-cell table:formula="of:=SUM([.H28:.H29])/2" office:value-type="float" office:value="2150622">
            <text:p>2150622</text:p>
          </table:table-cell>
          <table:table-cell table:formula="of:=[.M12]/POWER(10;6)" office:value-type="float" office:value="2.150622">
            <text:p>2.1506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5627">
            <text:p>45627</text:p>
          </table:table-cell>
          <table:table-cell table:formula="of:=[.B13]*POWER(10;9)+[.C13]" office:value-type="float" office:value="45627">
            <text:p>4562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7505">
            <text:p>27505</text:p>
          </table:table-cell>
          <table:table-cell table:formula="of:=[.F13]*POWER(10;9)+[.G13]" office:value-type="float" office:value="27505">
            <text:p>27505</text:p>
          </table:table-cell>
          <table:table-cell table:formula="of:=SUM([.D30:.D35])/6" office:value-type="float" office:value="60131739">
            <text:p>60131739</text:p>
          </table:table-cell>
          <table:table-cell table:formula="of:=[.I13]/POWER(10;6)" office:value-type="float" office:value="60.131739">
            <text:p>60.131739</text:p>
          </table:table-cell>
          <table:table-cell table:number-columns-repeated="2"/>
          <table:table-cell table:formula="of:=SUM([.H30:.H35])/6" office:value-type="float" office:value="15089074.6666667">
            <text:p>15089074.6666667</text:p>
          </table:table-cell>
          <table:table-cell table:formula="of:=[.M13]/POWER(10;6)" office:value-type="float" office:value="15.0890746666667">
            <text:p>15.089074666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1574">
            <text:p>71574</text:p>
          </table:table-cell>
          <table:table-cell table:formula="of:=[.B14]*POWER(10;9)+[.C14]" office:value-type="float" office:value="71574">
            <text:p>7157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5233">
            <text:p>25233</text:p>
          </table:table-cell>
          <table:table-cell table:formula="of:=[.F14]*POWER(10;9)+[.G14]" office:value-type="float" office:value="25233">
            <text:p>25233</text:p>
          </table:table-cell>
          <table:table-cell table:formula="of:=SUM([.D36:.D37])/2" office:value-type="float" office:value="296732176.5">
            <text:p>296732176.5</text:p>
          </table:table-cell>
          <table:table-cell table:formula="of:=[.I14]/POWER(10;6)" office:value-type="float" office:value="296.7321765">
            <text:p>296.7321765</text:p>
          </table:table-cell>
          <table:table-cell table:number-columns-repeated="2"/>
          <table:table-cell table:formula="of:=SUM([.H36:.H37])/2" office:value-type="float" office:value="74231899">
            <text:p>74231899</text:p>
          </table:table-cell>
          <table:table-cell table:formula="of:=[.M14]/POWER(10;6)" office:value-type="float" office:value="74.231899">
            <text:p>74.23189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9764">
            <text:p>169764</text:p>
          </table:table-cell>
          <table:table-cell table:formula="of:=[.B15]*POWER(10;9)+[.C15]" office:value-type="float" office:value="169764">
            <text:p>16976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81954">
            <text:p>181954</text:p>
          </table:table-cell>
          <table:table-cell table:formula="of:=[.F15]*POWER(10;9)+[.G15]" office:value-type="float" office:value="181954">
            <text:p>181954</text:p>
          </table:table-cell>
          <table:table-cell table:formula="of:=SUM([.D38:.D41])/4" office:value-type="float" office:value="976218542">
            <text:p>976218542</text:p>
          </table:table-cell>
          <table:table-cell table:formula="of:=[.I15]/POWER(10;6)" office:value-type="float" office:value="976.218542">
            <text:p>976.218542</text:p>
          </table:table-cell>
          <table:table-cell table:number-columns-repeated="2"/>
          <table:table-cell table:formula="of:=SUM([.H38:.H41])/4" office:value-type="float" office:value="73282662.75">
            <text:p>73282662.75</text:p>
          </table:table-cell>
          <table:table-cell table:formula="of:=[.M15]/POWER(10;6)" office:value-type="float" office:value="73.28266275">
            <text:p>73.2826627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93861">
            <text:p>293861</text:p>
          </table:table-cell>
          <table:table-cell table:formula="of:=[.B16]*POWER(10;9)+[.C16]" office:value-type="float" office:value="293861">
            <text:p>29386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4047">
            <text:p>64047</text:p>
          </table:table-cell>
          <table:table-cell table:formula="of:=[.F16]*POWER(10;9)+[.G16]" office:value-type="float" office:value="64047">
            <text:p>64047</text:p>
          </table:table-cell>
          <table:table-cell table:formula="of:=SUM([.D42:.D45])/4" office:value-type="float" office:value="2537023354">
            <text:p>2537023354</text:p>
          </table:table-cell>
          <table:table-cell table:formula="of:=[.I16]/POWER(10;6)" office:value-type="float" office:value="2537.023354">
            <text:p>2537.023354</text:p>
          </table:table-cell>
          <table:table-cell table:number-columns-repeated="2"/>
          <table:table-cell table:formula="of:=SUM([.H42:.H45])/4" office:value-type="float" office:value="1459798445.25">
            <text:p>1459798445.25</text:p>
          </table:table-cell>
          <table:table-cell table:formula="of:=[.M16]/POWER(10;6)" office:value-type="float" office:value="1459.79844525">
            <text:p>1459.7984452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15847">
            <text:p>515847</text:p>
          </table:table-cell>
          <table:table-cell table:formula="of:=[.B17]*POWER(10;9)+[.C17]" office:value-type="float" office:value="515847">
            <text:p>51584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03898">
            <text:p>303898</text:p>
          </table:table-cell>
          <table:table-cell table:formula="of:=[.F17]*POWER(10;9)+[.G17]" office:value-type="float" office:value="303898">
            <text:p>303898</text:p>
          </table:table-cell>
          <table:table-cell table:formula="of:=SUM([.D45:.D50])/6" office:value-type="float" office:value="9567247718">
            <text:p>9567247718</text:p>
          </table:table-cell>
          <table:table-cell table:formula="of:=[.I17]/POWER(10;6)" office:value-type="float" office:value="9567.247718">
            <text:p>9567.247718</text:p>
          </table:table-cell>
          <table:table-cell table:number-columns-repeated="2"/>
          <table:table-cell table:formula="of:=SUM([.H45:.H50])/6" office:value-type="float" office:value="1061267249.66667">
            <text:p>1061267249.66667</text:p>
          </table:table-cell>
          <table:table-cell table:formula="of:=[.M17]/POWER(10;6)" office:value-type="float" office:value="1061.26724966667">
            <text:p>1061.267249666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08183">
            <text:p>308183</text:p>
          </table:table-cell>
          <table:table-cell table:formula="of:=[.B18]*POWER(10;9)+[.C18]" office:value-type="float" office:value="308183">
            <text:p>30818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31007">
            <text:p>331007</text:p>
          </table:table-cell>
          <table:table-cell table:formula="of:=[.F18]*POWER(10;9)+[.G18]" office:value-type="float" office:value="331007">
            <text:p>331007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71026">
            <text:p>371026</text:p>
          </table:table-cell>
          <table:table-cell table:formula="of:=[.B19]*POWER(10;9)+[.C19]" office:value-type="float" office:value="371026">
            <text:p>37102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10651">
            <text:p>310651</text:p>
          </table:table-cell>
          <table:table-cell table:formula="of:=[.F19]*POWER(10;9)+[.G19]" office:value-type="float" office:value="310651">
            <text:p>31065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047353">
            <text:p>1047353</text:p>
          </table:table-cell>
          <table:table-cell table:formula="of:=[.B20]*POWER(10;9)+[.C20]" office:value-type="float" office:value="1047353">
            <text:p>104735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8777">
            <text:p>18777</text:p>
          </table:table-cell>
          <table:table-cell table:formula="of:=[.F20]*POWER(10;9)+[.G20]" office:value-type="float" office:value="18777">
            <text:p>18777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731105">
            <text:p>2731105</text:p>
          </table:table-cell>
          <table:table-cell table:formula="of:=[.B21]*POWER(10;9)+[.C21]" office:value-type="float" office:value="2731105">
            <text:p>273110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07307">
            <text:p>207307</text:p>
          </table:table-cell>
          <table:table-cell table:formula="of:=[.F21]*POWER(10;9)+[.G21]" office:value-type="float" office:value="207307">
            <text:p>207307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85987">
            <text:p>985987</text:p>
          </table:table-cell>
          <table:table-cell table:formula="of:=[.B22]*POWER(10;9)+[.C22]" office:value-type="float" office:value="985987">
            <text:p>98598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458039">
            <text:p>2458039</text:p>
          </table:table-cell>
          <table:table-cell table:formula="of:=[.F22]*POWER(10;9)+[.G22]" office:value-type="float" office:value="2458039">
            <text:p>2458039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798634">
            <text:p>1798634</text:p>
          </table:table-cell>
          <table:table-cell table:formula="of:=[.B23]*POWER(10;9)+[.C23]" office:value-type="float" office:value="1798634">
            <text:p>179863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218659">
            <text:p>3218659</text:p>
          </table:table-cell>
          <table:table-cell table:formula="of:=[.F23]*POWER(10;9)+[.G23]" office:value-type="float" office:value="3218659">
            <text:p>321865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419758">
            <text:p>9419758</text:p>
          </table:table-cell>
          <table:table-cell table:formula="of:=[.B24]*POWER(10;9)+[.C24]" office:value-type="float" office:value="9419758">
            <text:p>941975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86179">
            <text:p>386179</text:p>
          </table:table-cell>
          <table:table-cell table:formula="of:=[.F24]*POWER(10;9)+[.G24]" office:value-type="float" office:value="386179">
            <text:p>38617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622769">
            <text:p>2622769</text:p>
          </table:table-cell>
          <table:table-cell table:formula="of:=[.B25]*POWER(10;9)+[.C25]" office:value-type="float" office:value="2622769">
            <text:p>262276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771025">
            <text:p>1771025</text:p>
          </table:table-cell>
          <table:table-cell table:formula="of:=[.F25]*POWER(10;9)+[.G25]" office:value-type="float" office:value="1771025">
            <text:p>17710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831363">
            <text:p>2831363</text:p>
          </table:table-cell>
          <table:table-cell table:formula="of:=[.B26]*POWER(10;9)+[.C26]" office:value-type="float" office:value="2831363">
            <text:p>283136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205899">
            <text:p>1205899</text:p>
          </table:table-cell>
          <table:table-cell table:formula="of:=[.F26]*POWER(10;9)+[.G26]" office:value-type="float" office:value="1205899">
            <text:p>120589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979570">
            <text:p>6979570</text:p>
          </table:table-cell>
          <table:table-cell table:formula="of:=[.B27]*POWER(10;9)+[.C27]" office:value-type="float" office:value="6979570">
            <text:p>697957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208524">
            <text:p>1208524</text:p>
          </table:table-cell>
          <table:table-cell table:formula="of:=[.F27]*POWER(10;9)+[.G27]" office:value-type="float" office:value="1208524">
            <text:p>1208524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9109622">
            <text:p>29109622</text:p>
          </table:table-cell>
          <table:table-cell table:formula="of:=[.B28]*POWER(10;9)+[.C28]" office:value-type="float" office:value="29109622">
            <text:p>2910962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95688">
            <text:p>495688</text:p>
          </table:table-cell>
          <table:table-cell table:formula="of:=[.F28]*POWER(10;9)+[.G28]" office:value-type="float" office:value="495688">
            <text:p>495688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2188391">
            <text:p>32188391</text:p>
          </table:table-cell>
          <table:table-cell table:formula="of:=[.B29]*POWER(10;9)+[.C29]" office:value-type="float" office:value="32188391">
            <text:p>3218839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805556">
            <text:p>3805556</text:p>
          </table:table-cell>
          <table:table-cell table:formula="of:=[.F29]*POWER(10;9)+[.G29]" office:value-type="float" office:value="3805556">
            <text:p>3805556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43309718">
            <text:p>143309718</text:p>
          </table:table-cell>
          <table:table-cell table:formula="of:=[.B30]*POWER(10;9)+[.C30]" office:value-type="float" office:value="143309718">
            <text:p>14330971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256365">
            <text:p>2256365</text:p>
          </table:table-cell>
          <table:table-cell table:formula="of:=[.F30]*POWER(10;9)+[.G30]" office:value-type="float" office:value="2256365">
            <text:p>225636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1749369">
            <text:p>21749369</text:p>
          </table:table-cell>
          <table:table-cell table:formula="of:=[.B31]*POWER(10;9)+[.C31]" office:value-type="float" office:value="21749369">
            <text:p>2174936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6276110">
            <text:p>36276110</text:p>
          </table:table-cell>
          <table:table-cell table:formula="of:=[.F31]*POWER(10;9)+[.G31]" office:value-type="float" office:value="36276110">
            <text:p>36276110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5763331">
            <text:p>25763331</text:p>
          </table:table-cell>
          <table:table-cell table:formula="of:=[.B32]*POWER(10;9)+[.C32]" office:value-type="float" office:value="25763331">
            <text:p>2576333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062094">
            <text:p>20062094</text:p>
          </table:table-cell>
          <table:table-cell table:formula="of:=[.F32]*POWER(10;9)+[.G32]" office:value-type="float" office:value="20062094">
            <text:p>2006209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8053196">
            <text:p>28053196</text:p>
          </table:table-cell>
          <table:table-cell table:formula="of:=[.B33]*POWER(10;9)+[.C33]" office:value-type="float" office:value="28053196">
            <text:p>2805319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022865">
            <text:p>4022865</text:p>
          </table:table-cell>
          <table:table-cell table:formula="of:=[.F33]*POWER(10;9)+[.G33]" office:value-type="float" office:value="4022865">
            <text:p>402286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7178957">
            <text:p>27178957</text:p>
          </table:table-cell>
          <table:table-cell table:formula="of:=[.B34]*POWER(10;9)+[.C34]" office:value-type="float" office:value="27178957">
            <text:p>2717895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0718757">
            <text:p>20718757</text:p>
          </table:table-cell>
          <table:table-cell table:formula="of:=[.F34]*POWER(10;9)+[.G34]" office:value-type="float" office:value="20718757">
            <text:p>20718757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14735863">
            <text:p>114735863</text:p>
          </table:table-cell>
          <table:table-cell table:formula="of:=[.B35]*POWER(10;9)+[.C35]" office:value-type="float" office:value="114735863">
            <text:p>11473586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198257">
            <text:p>7198257</text:p>
          </table:table-cell>
          <table:table-cell table:formula="of:=[.F35]*POWER(10;9)+[.G35]" office:value-type="float" office:value="7198257">
            <text:p>7198257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89669667">
            <text:p>289669667</text:p>
          </table:table-cell>
          <table:table-cell table:formula="of:=[.B36]*POWER(10;9)+[.C36]" office:value-type="float" office:value="289669667">
            <text:p>28966966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88434949">
            <text:p>88434949</text:p>
          </table:table-cell>
          <table:table-cell table:formula="of:=[.F36]*POWER(10;9)+[.G36]" office:value-type="float" office:value="88434949">
            <text:p>8843494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03794686">
            <text:p>303794686</text:p>
          </table:table-cell>
          <table:table-cell table:formula="of:=[.B37]*POWER(10;9)+[.C37]" office:value-type="float" office:value="303794686">
            <text:p>30379468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60028849">
            <text:p>60028849</text:p>
          </table:table-cell>
          <table:table-cell table:formula="of:=[.F37]*POWER(10;9)+[.G37]" office:value-type="float" office:value="60028849">
            <text:p>6002884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405444748">
            <text:p>405444748</text:p>
          </table:table-cell>
          <table:table-cell table:formula="of:=[.B38]*POWER(10;9)+[.C38]" office:value-type="float" office:value="1405444748">
            <text:p>140544474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7227612">
            <text:p>27227612</text:p>
          </table:table-cell>
          <table:table-cell table:formula="of:=[.F38]*POWER(10;9)+[.G38]" office:value-type="float" office:value="27227612">
            <text:p>27227612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99567817">
            <text:p>299567817</text:p>
          </table:table-cell>
          <table:table-cell table:formula="of:=[.B39]*POWER(10;9)+[.C39]" office:value-type="float" office:value="299567817">
            <text:p>299567817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99102428">
            <text:p>199102428</text:p>
          </table:table-cell>
          <table:table-cell table:formula="of:=[.F39]*POWER(10;9)+[.G39]" office:value-type="float" office:value="199102428">
            <text:p>199102428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70050482">
            <text:p>270050482</text:p>
          </table:table-cell>
          <table:table-cell table:formula="of:=[.B40]*POWER(10;9)+[.C40]" office:value-type="float" office:value="270050482">
            <text:p>27005048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64693543">
            <text:p>64693543</text:p>
          </table:table-cell>
          <table:table-cell table:formula="of:=[.F40]*POWER(10;9)+[.G40]" office:value-type="float" office:value="64693543">
            <text:p>64693543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.02">
            <text:p>1.02</text:p>
          </table:table-cell>
          <table:table-cell office:value-type="float" office:value="909811121">
            <text:p>909811121</text:p>
          </table:table-cell>
          <table:table-cell table:formula="of:=[.B41]*POWER(10;9)+[.C41]" office:value-type="float" office:value="1929811121">
            <text:p>192981112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107068">
            <text:p>2107068</text:p>
          </table:table-cell>
          <table:table-cell table:formula="of:=[.F41]*POWER(10;9)+[.G41]" office:value-type="float" office:value="2107068">
            <text:p>2107068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510831635">
            <text:p>510831635</text:p>
          </table:table-cell>
          <table:table-cell table:formula="of:=[.B42]*POWER(10;9)+[.C42]" office:value-type="float" office:value="3510831635">
            <text:p>351083163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8221851">
            <text:p>208221851</text:p>
          </table:table-cell>
          <table:table-cell table:formula="of:=[.F42]*POWER(10;9)+[.G42]" office:value-type="float" office:value="2208221851">
            <text:p>2208221851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8">
            <text:p>0.18</text:p>
          </table:table-cell>
          <table:table-cell office:value-type="float" office:value="806410748">
            <text:p>806410748</text:p>
          </table:table-cell>
          <table:table-cell table:formula="of:=[.B43]*POWER(10;9)+[.C43]" office:value-type="float" office:value="986410748">
            <text:p>98641074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896036918">
            <text:p>896036918</text:p>
          </table:table-cell>
          <table:table-cell table:formula="of:=[.F43]*POWER(10;9)+[.G43]" office:value-type="float" office:value="896036918">
            <text:p>896036918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22">
            <text:p>0.22</text:p>
          </table:table-cell>
          <table:table-cell office:value-type="float" office:value="771371696">
            <text:p>771371696</text:p>
          </table:table-cell>
          <table:table-cell table:formula="of:=[.B44]*POWER(10;9)+[.C44]" office:value-type="float" office:value="991371696">
            <text:p>99137169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52836692">
            <text:p>152836692</text:p>
          </table:table-cell>
          <table:table-cell table:formula="of:=[.F44]*POWER(10;9)+[.G44]" office:value-type="float" office:value="152836692">
            <text:p>152836692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14">
            <text:p>4.14</text:p>
          </table:table-cell>
          <table:table-cell office:value-type="float" office:value="519479337">
            <text:p>519479337</text:p>
          </table:table-cell>
          <table:table-cell table:formula="of:=[.B45]*POWER(10;9)+[.C45]" office:value-type="float" office:value="4659479337">
            <text:p>465947933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582098320">
            <text:p>582098320</text:p>
          </table:table-cell>
          <table:table-cell table:formula="of:=[.F45]*POWER(10;9)+[.G45]" office:value-type="float" office:value="2582098320">
            <text:p>2582098320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2.04">
            <text:p>22.04</text:p>
          </table:table-cell>
          <table:table-cell office:value-type="float" office:value="496315752">
            <text:p>496315752</text:p>
          </table:table-cell>
          <table:table-cell table:formula="of:=[.B46]*POWER(10;9)+[.C46]" office:value-type="float" office:value="22536315752">
            <text:p>2253631575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52235426">
            <text:p>52235426</text:p>
          </table:table-cell>
          <table:table-cell table:formula="of:=[.F46]*POWER(10;9)+[.G46]" office:value-type="float" office:value="52235426">
            <text:p>5223542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45127846">
            <text:p>145127846</text:p>
          </table:table-cell>
          <table:table-cell table:formula="of:=[.B47]*POWER(10;9)+[.C47]" office:value-type="float" office:value="3145127846">
            <text:p>3145127846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606959399">
            <text:p>606959399</text:p>
          </table:table-cell>
          <table:table-cell table:formula="of:=[.F47]*POWER(10;9)+[.G47]" office:value-type="float" office:value="606959399">
            <text:p>60695939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529571140">
            <text:p>529571140</text:p>
          </table:table-cell>
          <table:table-cell table:formula="of:=[.B48]*POWER(10;9)+[.C48]" office:value-type="float" office:value="2529571140">
            <text:p>252957114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949967772">
            <text:p>949967772</text:p>
          </table:table-cell>
          <table:table-cell table:formula="of:=[.F48]*POWER(10;9)+[.G48]" office:value-type="float" office:value="949967772">
            <text:p>949967772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711725608">
            <text:p>711725608</text:p>
          </table:table-cell>
          <table:table-cell table:formula="of:=[.B49]*POWER(10;9)+[.C49]" office:value-type="float" office:value="3711725608">
            <text:p>371172560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05303355">
            <text:p>305303355</text:p>
          </table:table-cell>
          <table:table-cell table:formula="of:=[.F49]*POWER(10;9)+[.G49]" office:value-type="float" office:value="1305303355">
            <text:p>130530335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.38">
            <text:p>20.38</text:p>
          </table:table-cell>
          <table:table-cell office:value-type="float" office:value="441266625">
            <text:p>441266625</text:p>
          </table:table-cell>
          <table:table-cell table:formula="of:=[.B50]*POWER(10;9)+[.C50]" office:value-type="float" office:value="20821266625">
            <text:p>2082126662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871039226">
            <text:p>871039226</text:p>
          </table:table-cell>
          <table:table-cell table:formula="of:=[.F50]*POWER(10;9)+[.G50]" office:value-type="float" office:value="871039226">
            <text:p>87103922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9T07:12:19</dc:date>
    <dc:creator>Sebastián Nale</dc:creator>
    <meta:generator>LibreOffice/3.5$Linux_X86_64 LibreOffice_project/350m1$Build-2</meta:generator>
    <meta:editing-duration>PT7M54S</meta:editing-duration>
    <meta:editing-cycles>6</meta:editing-cycles>
    <meta:document-statistic meta:table-count="1" meta:cell-count="46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5cm" svg:height="12.754cm" xlink:href=".." xlink:type="simple" chart:class="chart:line" chart:style-name="ch1">
        <chart:title svg:x="2.516cm" svg:y="0.391cm" chart:style-name="ch2">
          <text:p>Comparación entre Backtracking 1 y Backtracking 2</text:p>
        </chart:title>
        <chart:subtitle svg:x="4.408cm" svg:y="1.425cm" chart:style-name="ch3">
          <text:p>Usando tableros de a lo sumo 16 colores</text:p>
        </chart:subtitle>
        <chart:legend chart:legend-position="end" svg:x="12.799cm" svg:y="5.829cm" style:legend-expansion="high" chart:style-name="ch4"/>
        <chart:plot-area chart:style-name="ch5" table:cell-range-address="Sheet1.J1:Sheet1.J17 Sheet1.N1:Sheet1.N17" chart:data-source-has-labels="row" svg:x="1.33cm" svg:y="2.618cm" svg:width="10.831cm" svg:height="8.9cm">
          <chartooo:coordinate-region svg:x="2.507cm" svg:y="2.817cm" svg:width="9.467cm" svg:height="8.054cm"/>
          <chart:axis chart:dimension="x" chart:name="primary-x" chart:style-name="ch6">
            <chart:title svg:x="5.431cm" svg:y="11.773cm" chart:style-name="ch7">
              <text:p>Dimensión (n*m)</text:p>
            </chart:title>
          </chart:axis>
          <chart:axis chart:dimension="y" chart:name="primary-y" chart:style-name="ch8">
            <chart:title svg:x="0.451cm" svg:y="8.065cm" chart:style-name="ch9">
              <text:p>Tiempo (ms)</text:p>
            </chart:title>
            <chart:grid chart:style-name="ch10" chart:class="major"/>
          </chart:axis>
          <chart:series chart:style-name="ch11" chart:values-cell-range-address="Sheet1.J2:Sheet1.J17" chart:label-cell-address="Sheet1.J1:Sheet1.J1" chart:class="chart:line">
            <chart:data-point chart:repeated="16"/>
          </chart:series>
          <chart:series chart:style-name="ch12" chart:values-cell-range-address="Sheet1.N2:Sheet1.N17" chart:label-cell-address="Sheet1.N1:Sheet1.N1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ktrack 1</text:p>
                <draw:g>
                  <svg:desc>Sheet1.J1:Sheet1.J1</svg:desc>
                </draw:g>
              </table:table-cell>
              <table:table-cell office:value-type="string">
                <text:p>Backtrack 2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921">
                <text:p>0.001921</text:p>
                <draw:g>
                  <svg:desc>Sheet1.J2:Sheet1.J17</svg:desc>
                </draw:g>
              </table:table-cell>
              <table:table-cell office:value-type="float" office:value="0.001568">
                <text:p>0.001568</text:p>
                <draw:g>
                  <svg:desc>Sheet1.N2:Sheet1.N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0815">
                <text:p>0.0040815</text:p>
              </table:table-cell>
              <table:table-cell office:value-type="float" office:value="0.002596">
                <text:p>0.002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2855">
                <text:p>0.0122855</text:p>
              </table:table-cell>
              <table:table-cell office:value-type="float" office:value="0.005522">
                <text:p>0.0055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04626666666667">
                <text:p>0.0204626666666667</text:p>
              </table:table-cell>
              <table:table-cell office:value-type="float" office:value="0.0216053333333333">
                <text:p>0.021605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20945">
                <text:p>0.0220945</text:p>
              </table:table-cell>
              <table:table-cell office:value-type="float" office:value="0.050075">
                <text:p>0.0500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4831">
                <text:p>0.054831</text:p>
              </table:table-cell>
              <table:table-cell office:value-type="float" office:value="0.05276325">
                <text:p>0.05276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18125">
                <text:p>0.2318125</text:p>
              </table:table-cell>
              <table:table-cell office:value-type="float" office:value="0.1230005">
                <text:p>0.1230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6060225">
                <text:p>0.56060225</text:p>
              </table:table-cell>
              <table:table-cell office:value-type="float" office:value="0.24108325">
                <text:p>0.241083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3857533333333">
                <text:p>1.83857533333333</text:p>
              </table:table-cell>
              <table:table-cell office:value-type="float" office:value="1.961335">
                <text:p>1.9613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463365">
                <text:p>5.463365</text:p>
              </table:table-cell>
              <table:table-cell office:value-type="float" office:value="1.14290675">
                <text:p>1.142906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.6490065">
                <text:p>30.6490065</text:p>
              </table:table-cell>
              <table:table-cell office:value-type="float" office:value="2.150622">
                <text:p>2.1506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.131739">
                <text:p>60.131739</text:p>
              </table:table-cell>
              <table:table-cell office:value-type="float" office:value="15.0890746666667">
                <text:p>15.089074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6.7321765">
                <text:p>296.7321765</text:p>
              </table:table-cell>
              <table:table-cell office:value-type="float" office:value="74.231899">
                <text:p>74.2318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6.218542">
                <text:p>976.218542</text:p>
              </table:table-cell>
              <table:table-cell office:value-type="float" office:value="73.28266275">
                <text:p>73.282662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37.023354">
                <text:p>2537.023354</text:p>
              </table:table-cell>
              <table:table-cell office:value-type="float" office:value="1459.79844525">
                <text:p>1459.798445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567.247718">
                <text:p>9567.247718</text:p>
              </table:table-cell>
              <table:table-cell office:value-type="float" office:value="1061.26724966667">
                <text:p>1061.267249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aximum="1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5cm" svg:height="12.754cm" xlink:href=".." xlink:type="simple" chart:class="chart:line" chart:style-name="ch1">
        <chart:title svg:x="2.516cm" svg:y="0.391cm" chart:style-name="ch2">
          <text:p>Comparación entre Backtracking 1 y Backtracking 2</text:p>
        </chart:title>
        <chart:subtitle svg:x="1.656cm" svg:y="1.425cm" chart:style-name="ch3">
          <text:p>Usando tableros de a lo sumo 16 colores (escala logarítmica en base 10)</text:p>
        </chart:subtitle>
        <chart:legend chart:legend-position="end" svg:x="12.799cm" svg:y="5.829cm" style:legend-expansion="high" chart:style-name="ch4"/>
        <chart:plot-area chart:style-name="ch5" table:cell-range-address="Sheet1.J1:Sheet1.J17 Sheet1.N1:Sheet1.N17" chart:data-source-has-labels="row" svg:x="1.33cm" svg:y="2.618cm" svg:width="10.831cm" svg:height="8.9cm">
          <chartooo:coordinate-region svg:x="2.507cm" svg:y="2.817cm" svg:width="9.467cm" svg:height="8.054cm"/>
          <chart:axis chart:dimension="x" chart:name="primary-x" chart:style-name="ch6">
            <chart:title svg:x="5.431cm" svg:y="11.773cm" chart:style-name="ch7">
              <text:p>Dimensión (n*m)</text:p>
            </chart:title>
          </chart:axis>
          <chart:axis chart:dimension="y" chart:name="primary-y" chart:style-name="ch8">
            <chart:title svg:x="0.451cm" svg:y="8.065cm" chart:style-name="ch9">
              <text:p>Tiempo (ms)</text:p>
            </chart:title>
            <chart:grid chart:style-name="ch10" chart:class="major"/>
          </chart:axis>
          <chart:series chart:style-name="ch11" chart:values-cell-range-address="Sheet1.J2:Sheet1.J17" chart:label-cell-address="Sheet1.J1:Sheet1.J1" chart:class="chart:line">
            <chart:data-point chart:repeated="16"/>
          </chart:series>
          <chart:series chart:style-name="ch12" chart:values-cell-range-address="Sheet1.N2:Sheet1.N17" chart:label-cell-address="Sheet1.N1:Sheet1.N1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ktrack 1</text:p>
                <draw:g>
                  <svg:desc>Sheet1.J1:Sheet1.J1</svg:desc>
                </draw:g>
              </table:table-cell>
              <table:table-cell office:value-type="string">
                <text:p>Backtrack 2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921">
                <text:p>0.001921</text:p>
                <draw:g>
                  <svg:desc>Sheet1.J2:Sheet1.J17</svg:desc>
                </draw:g>
              </table:table-cell>
              <table:table-cell office:value-type="float" office:value="0.001568">
                <text:p>0.001568</text:p>
                <draw:g>
                  <svg:desc>Sheet1.N2:Sheet1.N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0815">
                <text:p>0.0040815</text:p>
              </table:table-cell>
              <table:table-cell office:value-type="float" office:value="0.002596">
                <text:p>0.002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2855">
                <text:p>0.0122855</text:p>
              </table:table-cell>
              <table:table-cell office:value-type="float" office:value="0.005522">
                <text:p>0.0055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04626666666667">
                <text:p>0.0204626666666667</text:p>
              </table:table-cell>
              <table:table-cell office:value-type="float" office:value="0.0216053333333333">
                <text:p>0.021605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20945">
                <text:p>0.0220945</text:p>
              </table:table-cell>
              <table:table-cell office:value-type="float" office:value="0.050075">
                <text:p>0.0500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4831">
                <text:p>0.054831</text:p>
              </table:table-cell>
              <table:table-cell office:value-type="float" office:value="0.05276325">
                <text:p>0.05276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18125">
                <text:p>0.2318125</text:p>
              </table:table-cell>
              <table:table-cell office:value-type="float" office:value="0.1230005">
                <text:p>0.1230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6060225">
                <text:p>0.56060225</text:p>
              </table:table-cell>
              <table:table-cell office:value-type="float" office:value="0.24108325">
                <text:p>0.241083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3857533333333">
                <text:p>1.83857533333333</text:p>
              </table:table-cell>
              <table:table-cell office:value-type="float" office:value="1.961335">
                <text:p>1.9613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463365">
                <text:p>5.463365</text:p>
              </table:table-cell>
              <table:table-cell office:value-type="float" office:value="1.14290675">
                <text:p>1.142906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.6490065">
                <text:p>30.6490065</text:p>
              </table:table-cell>
              <table:table-cell office:value-type="float" office:value="2.150622">
                <text:p>2.1506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.131739">
                <text:p>60.131739</text:p>
              </table:table-cell>
              <table:table-cell office:value-type="float" office:value="15.0890746666667">
                <text:p>15.089074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6.7321765">
                <text:p>296.7321765</text:p>
              </table:table-cell>
              <table:table-cell office:value-type="float" office:value="74.231899">
                <text:p>74.2318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6.218542">
                <text:p>976.218542</text:p>
              </table:table-cell>
              <table:table-cell office:value-type="float" office:value="73.28266275">
                <text:p>73.282662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37.023354">
                <text:p>2537.023354</text:p>
              </table:table-cell>
              <table:table-cell office:value-type="float" office:value="1459.79844525">
                <text:p>1459.798445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567.247718">
                <text:p>9567.247718</text:p>
              </table:table-cell>
              <table:table-cell office:value-type="float" office:value="1061.26724966667">
                <text:p>1061.267249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